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1250" officeooo:paragraph-rsid="00021250"/>
    </style:style>
    <style:style style:name="P2" style:family="paragraph" style:parent-style-name="Standard">
      <style:text-properties fo:font-weight="bold" officeooo:rsid="00021250" officeooo:paragraph-rsid="00021250" style:font-weight-asian="bold" style:font-weight-complex="bold"/>
    </style:style>
    <style:style style:name="P3" style:family="paragraph" style:parent-style-name="Standard" style:list-style-name="L1">
      <style:text-properties fo:font-weight="bold" officeooo:rsid="00021250" officeooo:paragraph-rsid="00021250" style:font-weight-asian="bold" style:font-weight-complex="bold"/>
    </style:style>
    <style:style style:name="P4" style:family="paragraph" style:parent-style-name="Standard" style:list-style-name="L1">
      <style:text-properties fo:font-weight="bold" officeooo:rsid="0004f615" officeooo:paragraph-rsid="0004f615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normal" officeooo:rsid="00021250" officeooo:paragraph-rsid="00021250" style:font-weight-asian="normal" style:font-weight-complex="normal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05c1ad" officeooo:paragraph-rsid="0005c1ad" style:font-weight-asian="normal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normal" officeooo:rsid="000a412e" officeooo:paragraph-rsid="000a412e" style:font-weight-asian="normal" style:font-weight-complex="normal"/>
    </style:style>
    <style:style style:name="P8" style:family="paragraph" style:parent-style-name="Standard" style:list-style-name="L1">
      <style:text-properties officeooo:rsid="00021250" officeooo:paragraph-rsid="00021250"/>
    </style:style>
    <style:style style:name="P9" style:family="paragraph" style:parent-style-name="Standard" style:list-style-name="L1">
      <style:text-properties fo:font-style="normal" style:text-underline-style="none" fo:font-weight="normal" officeooo:rsid="00021250" officeooo:paragraph-rsid="0002125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style:text-underline-style="none" fo:font-weight="normal" officeooo:rsid="00033ac0" officeooo:paragraph-rsid="0004f615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style:text-underline-style="none" fo:font-weight="normal" officeooo:rsid="00033ac0" officeooo:paragraph-rsid="00033ac0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normal" style:text-underline-style="solid" style:text-underline-width="auto" style:text-underline-color="font-color" fo:font-weight="normal" officeooo:rsid="00033ac0" officeooo:paragraph-rsid="0004f615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weight="normal" officeooo:rsid="00033ac0" officeooo:paragraph-rsid="00033ac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33ac0" officeooo:paragraph-rsid="0004f615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5c1ad" officeooo:paragraph-rsid="0005c1ad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08b2d8" officeooo:paragraph-rsid="0008b2d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a82b6" officeooo:paragraph-rsid="000a82b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c2a4f" officeooo:paragraph-rsid="000c2a4f" style:font-weight-asian="normal" style:font-weight-complex="normal"/>
    </style:style>
    <style:style style:name="P19" style:family="paragraph" style:parent-style-name="Standard">
      <style:paragraph-properties fo:break-before="page"/>
      <style:text-properties style:text-underline-style="none" fo:font-weight="normal" officeooo:rsid="000a82b6" officeooo:paragraph-rsid="000a82b6" style:font-weight-asian="normal" style:font-weight-complex="normal"/>
    </style:style>
    <style:style style:name="T1" style:family="text">
      <style:text-properties officeooo:rsid="0004f615"/>
    </style:style>
    <style:style style:name="T2" style:family="text">
      <style:text-properties officeooo:rsid="000a412e"/>
    </style:style>
    <style:style style:name="T3" style:family="text">
      <style:text-properties officeooo:rsid="000c2a4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.1 FUNDAMENTOS DE COMPUTACIÓN DISTRIBUIDA</text:p>
      <text:p text:style-name="P1"/>
      <text:list xml:id="list2598731242" text:style-name="L1">
        <text:list-item>
          <text:p text:style-name="P3">INTRODUCCIÓN</text:p>
        </text:list-item>
        <text:list-item>
          <text:p text:style-name="P3">COMPUTACIÓN</text:p>
          <text:list>
            <text:list-item>
              <text:p text:style-name="P5">Paradigmas de computación</text:p>
              <text:list>
                <text:list-item>
                  <text:p text:style-name="P8">Sistema Distribuido / Computación Distribuida</text:p>
                </text:list-item>
                <text:list-item>
                  <text:p text:style-name="P8">Introducción</text:p>
                  <text:list>
                    <text:list-item>
                      <text:p text:style-name="P8">Elementos de un sistema distribuido</text:p>
                    </text:list-item>
                    <text:list-item>
                      <text:p text:style-name="P8">Heterogeneidad</text:p>
                    </text:list-item>
                  </text:list>
                </text:list-item>
                <text:list-item>
                  <text:p text:style-name="P9">Evolución</text:p>
                </text:list-item>
              </text:list>
            </text:list-item>
            <text:list-item>
              <text:p text:style-name="P12">Sistemas Operativos </text:p>
              <text:list>
                <text:list-item>
                  <text:p text:style-name="P10">en red</text:p>
                </text:list-item>
                <text:list-item>
                  <text:p text:style-name="P11">distribuidos</text:p>
                </text:list-item>
                <text:list-item>
                  <text:p text:style-name="P11">Middleware</text:p>
                </text:list-item>
              </text:list>
            </text:list-item>
          </text:list>
        </text:list-item>
        <text:list-item>
          <text:p text:style-name="P3">ARQUITECTUTAS</text:p>
          <text:list>
            <text:list-item>
              <text:p text:style-name="P13">Cliente/Servidor</text:p>
            </text:list-item>
            <text:list-item>
              <text:p text:style-name="P13">Peer-to-Peer</text:p>
            </text:list-item>
            <text:list-item>
              <text:p text:style-name="P13">Middleware orientado a mensajes</text:p>
            </text:list-item>
            <text:list-item>
              <text:p text:style-name="P13">Arquitectura orientada a servicios</text:p>
            </text:list-item>
            <text:list-item>
              <text:p text:style-name="P14">Cluster</text:p>
            </text:list-item>
            <text:list-item>
              <text:p text:style-name="P14"><text:span text:style-name="T1">G</text:span>rid</text:p>
            </text:list-item>
          </text:list>
        </text:list-item>
        <text:list-item>
          <text:p text:style-name="P4">MECANISMOS DE COMUNICACIÓN</text:p>
          <text:list>
            <text:list-item>
              <text:p text:style-name="P6">Fundamentos de comunicación</text:p>
              <text:list>
                <text:list-item>
                  <text:p text:style-name="P15">IPC</text:p>
                </text:list-item>
                <text:list-item>
                  <text:p text:style-name="P15">Intercambios de datos</text:p>
                </text:list-item>
                <text:list-item>
                  <text:p text:style-name="P15">Protocolos</text:p>
                </text:list-item>
              </text:list>
            </text:list-item>
            <text:list-item>
              <text:p text:style-name="P6">Mecanismos de comunicación</text:p>
              <text:list>
                <text:list-item>
                  <text:p text:style-name="P16">P<text:span text:style-name="T2">aso de mensajes (Sockets)</text:span></text:p>
                </text:list-item>
                <text:list-item>
                  <text:p text:style-name="P16">Llamada a procedimientos remotos <text:span text:style-name="T2">(RPC)</text:span></text:p>
                </text:list-item>
                <text:list-item>
                  <text:p text:style-name="P16">Invocación de métodos remotos <text:span text:style-name="T2">(RMI)</text:span></text:p>
                </text:list-item>
                <text:list-item>
                  <text:p text:style-name="P16">Intercambio de petición de objetos <text:span text:style-name="T2">(ORB)</text:span></text:p>
                </text:list-item>
                <text:list-item>
                  <text:p text:style-name="P16">Servicios Web <text:span text:style-name="T2">(WS)</text:span></text:p>
                </text:list-item>
              </text:list>
            </text:list-item>
            <text:list-item>
              <text:p text:style-name="P7">Decisiones de diseño</text:p>
            </text:list-item>
          </text:list>
        </text:list-item>
      </text:list>
      <text:p text:style-name="P19">- Enfoques (explicar y decir el adecuado)</text:p>
      <text:p text:style-name="P17">sistemas distribuidos en red / distribuido y middleware</text:p>
      <text:p text:style-name="P17"/>
      <text:p text:style-name="P17">- Paradigmas (comprarar, grafo, vent/desv)</text:p>
      <text:p text:style-name="P17">cliente/servidor, peer-to-peer, MOM</text:p>
      <text:p text:style-name="P17"/>
      <text:p text:style-name="P17">- <text:s/><text:span text:style-name="T3">Comparación SOA y MOM</text:span></text:p>
      <text:p text:style-name="P17"/>
      <text:p text:style-name="P18">- Elegir mejor tecnología para implementar S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8:18:43.954696308</meta:creation-date>
    <dc:date>2017-10-06T10:42:21.397000000</dc:date>
    <meta:editing-duration>PT28M44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8" meta:word-count="148" meta:character-count="1055" meta:non-whitespace-character-count="974"/>
  </office:meta>
</office:document-meta>
</file>